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, 'Arial Rounded MT Bold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62.9mm"/>
    </style:style>
    <style:style style:name="co22" style:family="table-column">
      <style:table-column-properties fo:break-before="auto" style:column-width="94.84mm"/>
    </style:style>
    <style:style style:name="co23" style:family="table-column">
      <style:table-column-properties fo:break-before="auto" style:column-width="23.64mm"/>
    </style:style>
    <style:style style:name="co24" style:family="table-column">
      <style:table-column-properties fo:break-before="auto" style:column-width="88mm"/>
    </style:style>
    <style:style style:name="co25" style:family="table-column">
      <style:table-column-properties fo:break-before="auto" style:column-width="117.14mm"/>
    </style:style>
    <style:style style:name="co26" style:family="table-column">
      <style:table-column-properties fo:break-before="auto" style:column-width="98.55mm"/>
    </style:style>
    <style:style style:name="co27" style:family="table-column">
      <style:table-column-properties fo:break-before="auto" style:column-width="67.08mm"/>
    </style:style>
    <style:style style:name="co28" style:family="table-column">
      <style:table-column-properties fo:break-before="auto" style:column-width="35.15mm"/>
    </style:style>
    <style:style style:name="co29" style:family="table-column">
      <style:table-column-properties fo:break-before="auto" style:column-width="23.78mm"/>
    </style:style>
    <style:style style:name="co30" style:family="table-column">
      <style:table-column-properties fo:break-before="auto" style:column-width="61.63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16.32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36.05mm" fo:break-before="auto" style:use-optimal-row-height="true"/>
    </style:style>
    <style:style style:name="ro10" style:family="table-row">
      <style:table-row-properties style:row-height="41.59mm" fo:break-before="auto" style:use-optimal-row-height="true"/>
    </style:style>
    <style:style style:name="ro11" style:family="table-row">
      <style:table-row-properties style:row-height="55.28mm" fo:break-before="auto" style:use-optimal-row-height="true"/>
    </style:style>
    <style:style style:name="ro12" style:family="table-row">
      <style:table-row-properties style:row-height="10.78mm" fo:break-before="auto" style:use-optimal-row-height="true"/>
    </style:style>
    <style:style style:name="ro13" style:family="table-row">
      <style:table-row-properties style:row-height="10.85mm" fo:break-before="auto" style:use-optimal-row-height="true"/>
    </style:style>
    <style:style style:name="ro14" style:family="table-row">
      <style:table-row-properties style:row-height="18.79mm" fo:break-before="auto" style:use-optimal-row-height="true"/>
    </style:style>
    <style:style style:name="ro15" style:family="table-row">
      <style:table-row-properties style:row-height="18.26mm" fo:break-before="auto" style:use-optimal-row-height="true"/>
    </style:style>
    <style:style style:name="ro16" style:family="table-row">
      <style:table-row-properties style:row-height="21.17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43.96mm" fo:break-before="auto" style:use-optimal-row-height="true"/>
    </style:style>
    <style:style style:name="ro19" style:family="table-row">
      <style:table-row-properties style:row-height="51.86mm" fo:break-before="auto" style:use-optimal-row-height="true"/>
    </style:style>
    <style:style style:name="ro20" style:family="table-row">
      <style:table-row-properties style:row-height="24.22mm" fo:break-before="auto" style:use-optimal-row-height="true"/>
    </style:style>
    <style:style style:name="ro21" style:family="table-row">
      <style:table-row-properties style:row-height="32.1mm" fo:break-before="auto" style:use-optimal-row-height="true"/>
    </style:style>
    <style:style style:name="ro22" style:family="table-row">
      <style:table-row-properties style:row-height="14.2mm" fo:break-before="auto" style:use-optimal-row-height="true"/>
    </style:style>
    <style:style style:name="ro2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fo:background-color="#ffcc99" style:vertical-align="top"/>
    </style:style>
    <style:style style:name="ce2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ackground-color="transparent" style:vertical-align="top"/>
    </style:style>
    <style:style style:name="ce22" style:family="table-cell" style:parent-style-name="Default">
      <style:table-cell-properties style:text-align-source="value-type" style:repeat-content="false" style:vertical-align="top"/>
    </style:style>
    <style:style style:name="ce23" style:family="table-cell" style:parent-style-name="Default">
      <style:table-cell-properties style:text-align-source="value-type" style:repeat-content="false" fo:background-color="transparent" style:vertical-align="top"/>
    </style:style>
    <style:style style:name="ce2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2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33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8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vertical-align="top"/>
      <style:text-properties fo:color="#ff9900"/>
    </style:style>
    <style:style style:name="ce43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44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45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3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5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6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7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10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1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2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2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2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2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2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2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0" style:family="text">
      <style:text-properties style:font-name-asian="DejaVu Sans Mono" style:font-name-complex="DejaVu Sans Mono" style:font-size-asian="8.5pt" style:font-size-complex="8.5pt" fo:color="#008000"/>
    </style:style>
    <style:style style:name="T31" style:family="text">
      <style:text-properties style:font-name-asian="DejaVu Sans Mono" style:font-name-complex="DejaVu Sans Mono" style:font-size-asian="8.5pt" style:font-size-complex="8.5pt" fo:color="#000000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language-complex="none" style:country-complex="none" style:language-asian="none" style:country-asian="none" fo:language="none" fo:country="none"/>
    </style:style>
    <style:style style:name="T3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0000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8000"/>
    </style:style>
    <style:style style:name="T3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3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7" style:family="text">
      <style:text-properties fo:color="#008000" style:font-name-asian="DejaVu Sans Mono" style:font-name-complex="DejaVu Sans Mono" style:font-size-asian="8.5pt" style:font-size-complex="8.5pt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39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40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 table:number-columns-repeated="2"/>
          <table:table-cell table:style-name="ce1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ToDo</text:p>
          </table:table-cell>
          <table:table-cell table:style-name="ce19"/>
          <table:table-cell table:style-name="ce19" office:value-type="string" calcext:value-type="string">
            <text:p>Suspend/Resume</text:p>
          </table:table-cell>
          <table:table-cell table:style-name="ce1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9" table:number-columns-repeated="2"/>
          <table:table-cell table:style-name="ce19" office:value-type="string" calcext:value-type="string">
            <text:p>of internal COM</text:p>
          </table:table-cell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9" table:number-columns-repeated="3"/>
          <table:table-cell table:style-name="ce1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21" office:value-type="string" calcext:value-type="string">
            <text:p>Sending possible again, successfully receiving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2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21" office:value-type="string" calcext:value-type="string">
            <text:p>Sending not possible, terminal gets closed, is waiting for reconnect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7" table:number-columns-repeated="1018" table:default-cell-style-name="ce2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2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2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Limited Broadcast</text:p>
          </table:table-cell>
          <table:table-cell table:style-name="ce2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2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7">
          <table:table-cell table:number-columns-repeated="3"/>
          <table:table-cell table:style-name="ce2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5" table:default-cell-style-name="ce18"/>
        <table:table-column table:style-name="co1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18"/>
        <table:table-column table:style-name="co18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In sending terminal, create two predefind commands:</text:p>
            <text:p><text:span text:style-name="T1"> &gt; Combined = ABCD&lt;BEL&gt;&lt;BS&gt;&lt;TAB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Send combined</text:p>
          </table:table-cell>
          <table:table-cell office:value-type="string" calcext:value-type="string">
            <text:p>Beep</text:p>
            <text:p>(&lt;TS&gt;) ABC         XYZ</text:p>
          </table:table-cell>
          <table:table-cell office:value-type="string" calcext:value-type="string">
            <text:p/>
            <text:p>&lt;BS&gt; must remove C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office:value-type="string" calcext:value-type="string">
            <text:p><text:span text:style-name="T1">(&lt;TS&gt;) 41h 42h 43h         </text:span>58h 59h 5A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office:value-type="string" calcext:value-type="string">
            <text:p><text:span text:style-name="T1">(&lt;TS&gt;) A B C         X</text:span> Y 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office:value-type="string" calcext:value-type="string">
            <text:p><text:span text:style-name="T1">(&lt;TS&gt;) </text:span>ABC         XY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office:value-type="string" calcext:value-type="string">
            <text:p/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office:value-type="string" calcext:value-type="string">
            <text:p><text:span text:style-name="T1">(&lt;TS&gt;) </text:span>ABCDEF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Send backspace 8 x</text:p>
          </table:table-cell>
          <table:table-cell office:value-type="string" calcext:value-type="string">
            <text:p><text:span text:style-name="T1">(&lt;TS&gt;) </text:span>ABCDE</text:p>
            <text:p><text:span text:style-name="T1">(&lt;TS&gt;) ABCD</text:span></text:p>
            <text:p><text:span text:style-name="T1">(&lt;TS&gt;) ABC</text:span></text:p>
            <text:p><text:span text:style-name="T1">(&lt;TS&gt;) AB</text:span></text:p>
            <text:p><text:span text:style-name="T1">(&lt;TS&gt;) A</text:span></text:p>
            <text:p><text:span text:style-name="T1">(&lt;TS&gt;) </text:span></text:p>
            <text:p><text:span text:style-name="T1">(&lt;TS&gt;)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3]</text:p>
            <text:p>Confim</text:p>
          </table:table-cell>
          <table:table-cell office:value-type="string" calcext:value-type="string">
            <text:p/>
            <text:p>(&lt;TS&gt;) ABCDE&lt;BS&gt;&lt;BS&gt;&lt;BS&gt;&lt;BS&gt;&lt;BS&gt;&lt;BS&gt;&lt;BS&gt;&lt;BS&gt;ABCDE&lt;BS&gt;&lt;BS&gt;&lt;BS&gt;&lt;BS&gt;&lt;BS&gt;&lt;BS&gt;&lt;BS&gt;&lt;BS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</text:span>Replace]</text:p>
            <text:p>Confi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byte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3"/>
          <table:table-cell office:value-type="string" calcext:value-type="string">
            <text:p>In sending terminal, set [Send Text &gt; ...] to:</text:p>
            <text:p><text:span text:style-name="T1">A</text:span></text:p>
            <text:p><text:span text:style-name="T1">AB</text:span></text:p>
            <text:p><text:span text:style-name="T1">ABC</text:span></text:p>
            <text:p><text:span text:style-name="T1">ABCD</text:span></text:p>
            <text:p><text:span text:style-name="T1">ABCDE</text:span></text:p>
            <text:p><text:span text:style-name="T1">ABCDEF</text:span></text:p>
            <text:p><text:span text:style-name="T1">ABCDEFG</text:span></text:p>
            <text:p><text:span text:style-name="T1">ABCDEFGH</text:span></text:p>
          </table:table-cell>
          <table:table-cell table:number-columns-repeated="1020"/>
        </table:table-row>
        <table:table-row table:style-name="ro10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Send the command</text:p>
          </table:table-cell>
          <table:table-cell office:value-type="string" calcext:value-type="string">
            <text:p><text:span text:style-name="T2">A</text:span></text:p>
            <text:p><text:span text:style-name="T2">AB</text:span></text:p>
            <text:p><text:span text:style-name="T2">ABC</text:span></text:p>
            <text:p><text:span text:style-name="T2">ABCD</text:span></text:p>
            <text:p><text:span text:style-name="T2">ABCD</text:span></text:p>
            <text:p><text:span text:style-name="T2">E</text:span></text:p>
            <text:p><text:span text:style-name="T2">ABCD</text:span></text:p>
            <text:p><text:span text:style-name="T2">EF</text:span></text:p>
            <text:p><text:span text:style-name="T2">ABCD</text:span></text:p>
            <text:p><text:span text:style-name="T2">EFG</text:span></text:p>
            <text:p><text:span text:style-name="T2">ABCD</text:span></text:p>
            <text:p><text:span text:style-name="T2">EFGH</text:span></text:p>
          </table:table-cell>
          <table:table-cell table:number-columns-repeated="1019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3"> </text:span><text:span text:style-name="T4">(1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3"> </text:span><text:span text:style-name="T4">(2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3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5">&lt;CR&gt;&lt;LF&gt;</text:span><text:span text:style-name="T6"> </text:span><text:span text:style-name="T4">(4)</text:span></text:p>
            <text:p><text:span text:style-name="T2">ABC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  <text:p><text:span text:style-name="T2">ABCD</text:span><text:span text:style-name="T3"> </text:span><text:span text:style-name="T4">(4)</text:span></text:p>
            <text:p><text:span text:style-name="T2">E</text:span><text:span text:style-name="T5">&lt;CR&gt;&lt;LF&gt;</text:span><text:span text:style-name="T6"> </text:span><text:span text:style-name="T4">(3)</text:span></text:p>
            <text:p><text:span text:style-name="T2">ABCD</text:span><text:span text:style-name="T3"> </text:span><text:span text:style-name="T4">(4)</text:span></text:p>
            <text:p><text:span text:style-name="T2">EF</text:span><text:span text:style-name="T5">&lt;CR&gt;&lt;LF&gt;</text:span><text:span text:style-name="T6"> </text:span><text:span text:style-name="T4">(4)</text:span></text:p>
            <text:p><text:span text:style-name="T2">ABCD</text:span><text:span text:style-name="T3"> </text:span><text:span text:style-name="T4">(4)</text:span></text:p>
            <text:p><text:span text:style-name="T2">EFG</text:span><text:span text:style-name="T5">&lt;CR&gt;</text:span><text:span text:style-name="T6"> </text:span><text:span text:style-name="T4">(4)</text:span></text:p>
            <text:p><text:span text:style-name="T7">&lt;LF&gt;</text:span><text:span text:style-name="T8"> </text:span><text:span text:style-name="T9">(1)</text:span></text:p>
            <text:p><text:span text:style-name="T2">ABCD</text:span><text:span text:style-name="T3"> </text:span><text:span text:style-name="T4">(4)</text:span></text:p>
            <text:p><text:span text:style-name="T2">EFGH</text:span><text:span text:style-name="T3"> </text:span><text:span text:style-name="T4">(4)</text:span></text:p>
            <text:p><text:span text:style-name="T7">&lt;CR&gt;&lt;LF&gt;</text:span><text:span text:style-name="T8"> </text:span><text:span text:style-name="T9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[Send Text] = A\!(EOL)AB\!(Delay(1000))ABC</text:p>
            <text:p>[Enter]</text:p>
          </table:table-cell>
          <table:table-cell table:style-name="ce33" office:value-type="string" calcext:value-type="string">
            <text:p>A</text:p>
            <text:p>AB</text:p>
            <text:p>ABC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33" office:value-type="string" calcext:value-type="string">
            <text:p><text:span text:style-name="T2">A</text:span><text:span text:style-name="T3"> </text:span><text:span text:style-name="T4">(1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3"> </text:span><text:span text:style-name="T4">(3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sending terminal, [Send Text] = ABCD</text:p>
            <text:p>[Ctrl+Enter]</text:p>
          </table:table-cell>
          <table:table-cell table:style-name="ce33" office:value-type="string" calcext:value-type="string">
            <text:p><text:span text:style-name="T2">A</text:span><text:span text:style-name="T5">&lt;CR&gt;&lt;LF&gt;</text:span><text:span text:style-name="T6"> </text:span><text:span text:style-name="T4">(3)</text:span></text:p>
            <text:p><text:span text:style-name="T2">AB</text:span><text:span text:style-name="T3"> </text:span><text:span text:style-name="T4">(2)</text:span></text:p>
            <text:p><text:span text:style-name="T2">ABC</text:span><text:span text:style-name="T5">&lt;CR&gt;&lt;LF&gt;</text:span><text:span text:style-name="T6"> </text:span><text:span text:style-name="T4">(5)</text:span></text:p>
            <text:p><text:span text:style-name="T2">ABCD</text:span><text:span text:style-name="T3"> </text:span><text:span text:style-name="T4">(4)</text:span></text:p>
          </table:table-cell>
          <table:table-cell office:value-type="string" calcext:value-type="string">
            <text:p/>
            <text:p/>
            <text:p/>
            <text:p><text:span text:style-name="T21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@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&lt;EOT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dis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33" office:value-type="string" calcext:value-type="string">
            <text:p>\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33" office:value-type="string" calcext:value-type="string">
            <text:p>\h(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33" office:value-type="string" calcext:value-type="string">
            <text:p>\h(AB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Enable [Use Explicit Default Radix]</text:p>
          </table:table-cell>
          <table:table-cell table:style-name="ce33"/>
          <table:table-cell table:number-columns-repeated="1019"/>
        </table:table-row>
        <table:table-row table:style-name="ro2">
          <table:table-cell table:number-columns-repeated="3"/>
          <table:table-cell table:style-name="ce25" office:value-type="string" calcext:value-type="string">
            <text:p>In sending terminal, enable [Settings... &gt; Advanced &gt; Escapes on [SendText]] again</text:p>
            <text:p>Confirm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Repeat the above sequence</text:p>
          </table:table-cell>
          <table:table-cell table:style-name="ce33"/>
          <table:table-cell table:number-columns-repeated="1019"/>
        </table:table-row>
        <table:table-row table:style-name="ro1">
          <table:table-cell table:number-columns-repeated="3"/>
          <table:table-cell table:style-name="ce25"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sending terminal, enable [Settings... &gt; Advanced &gt; Escapes on [SendText]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Time Stamp + Show Length + Show Counts</text:p>
            <text:p>  B: Hide 0x00 + Show Time Stamp + Show Length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0" office:value-type="string" calcext:value-type="string">
            <text:p><text:span text:style-name="T10">(hh:mm:ss.ths)</text:span><text:span text:style-name="T11"> </text:span><text:span text:style-name="T12">A</text:span><text:span text:style-name="T3"> </text:span><text:span text:style-name="T4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</table:table-cell>
          <table:table-cell table:style-name="ce10" office:value-type="string" calcext:value-type="string">
            <text:p><text:span text:style-name="T10">(hh:mm:ss.ths)</text:span><text:span text:style-name="T11"> </text:span><text:span text:style-name="T12">A</text:span><text:span text:style-name="T3"> </text:span><text:span text:style-name="T4">(1)</text:span></text:p>
            <text:p><text:span text:style-name="T13">(hh:mm:ss.ths)</text:span><text:span text:style-name="T14"> </text:span><text:span text:style-name="T15">B</text:span><text:span text:style-name="T16"> </text:span><text:span text:style-name="T1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1" office:value-type="string" calcext:value-type="string">
            <text:p><text:span text:style-name="T18">(hh:mm:ss.ths)</text:span><text:span text:style-name="T19"> </text:span><text:span text:style-name="T20">A</text:span><text:span text:style-name="T16"> </text:span><text:span text:style-name="T17">(1)</text:span></text:p>
            <text:p><text:span text:style-name="T21">(hh:mm:ss.ths)</text:span><text:span text:style-name="T22"> </text:span><text:span text:style-name="T23">B</text:span><text:span text:style-name="T24"> </text:span><text:span text:style-name="T25">(1)</text:span></text:p>
            <text:p><text:span text:style-name="T21">(hh:mm:ss.ths</text:span><text:span text:style-name="T10">)</text:span><text:span text:style-name="T11"> </text:span><text:span text:style-name="T26">&lt;NUL&gt;</text:span></text:p>
          </table:table-cell>
          <table:table-cell table:style-name="ce12" office:value-type="string" calcext:value-type="string">
            <text:p><text:span text:style-name="T18">(hh:mm:ss.ths)</text:span><text:span text:style-name="T19"> </text:span><text:span text:style-name="T20">A</text:span><text:span text:style-name="T16"> </text:span><text:span text:style-name="T17">(1)</text:span></text:p>
            <text:p><text:span text:style-name="T21">(hh:mm:ss.ths)</text:span><text:span text:style-name="T22"> </text:span><text:span text:style-name="T23">B</text:span><text:span text:style-name="T24"> </text:span><text:span text:style-name="T25">(1)</text:span></text:p>
            <text:p><text:span text:style-name="T21">(hh:mm:ss.ths</text:span><text:span text:style-name="T37">)</text:span><text:span text:style-name="T31"> </text:span>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1">(hh:mm:ss.ths)</text:span><text:span text:style-name="T22"> </text:span><text:span text:style-name="T27">A</text:span><text:span text:style-name="T24"> </text:span><text:span text:style-name="T25">(1)</text:span></text:p>
            <text:p><text:span text:style-name="T21">(hh:mm:ss.ths)</text:span><text:span text:style-name="T22"> </text:span><text:span text:style-name="T23">B</text:span><text:span text:style-name="T24"> </text:span><text:span text:style-name="T25">(1)</text:span></text:p>
            <text:p><text:span text:style-name="T21">(hh:mm:ss.ths)</text:span><text:span text:style-name="T22"> </text:span><text:span text:style-name="T28">&lt;NUL&gt;</text:span></text:p>
            <text:p><text:span text:style-name="T29">(hh:mm:ss.ths</text:span><text:span text:style-name="T30">)</text:span><text:span text:style-name="T31">  </text:span><text:span text:style-name="T30">(0)</text:span></text:p>
          </table:table-cell>
          <table:table-cell office:value-type="string" calcext:value-type="string">
            <text:p><text:span text:style-name="T21">(hh:mm:ss.ths)</text:span><text:span text:style-name="T22"> </text:span><text:span text:style-name="T27">A</text:span><text:span text:style-name="T24"> </text:span><text:span text:style-name="T25">(1)</text:span></text:p>
            <text:p><text:span text:style-name="T21">(hh:mm:ss.ths)</text:span><text:span text:style-name="T22"> </text:span><text:span text:style-name="T23">B</text:span><text:span text:style-name="T24"> </text:span><text:span text:style-name="T25">(1)</text:span></text:p>
            <text:p><text:span text:style-name="T25">(hh:mm:ss.ths)</text:span><text:span text:style-name="T38">  </text:span><text:span text:style-name="T25">(0)</text:span></text:p>
            <text:p>No empty line from former 0x00 !!</text:p>
            <text:p>Timestamp gets updated !!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12" office:value-type="string" calcext:value-type="string">
            <text:p><text:span text:style-name="T21">(hh:mm:ss.ths)</text:span><text:span text:style-name="T22"> </text:span><text:span text:style-name="T27">A</text:span><text:span text:style-name="T24"> </text:span><text:span text:style-name="T25">(1)</text:span></text:p>
            <text:p><text:span text:style-name="T21">(hh:mm:ss.ths)</text:span><text:span text:style-name="T22"> </text:span><text:span text:style-name="T23">B</text:span><text:span text:style-name="T24"> </text:span><text:span text:style-name="T25">(1)</text:span></text:p>
            <text:p><text:span text:style-name="T21">(hh:mm:ss.ths)</text:span><text:span text:style-name="T22"> </text:span><text:span text:style-name="T28">&lt;NUL&gt;</text:span></text:p>
            <text:p><text:span text:style-name="T29">(hh:mm:ss.ths</text:span><text:span text:style-name="T32">)</text:span><text:span text:style-name="T33">  </text:span><text:span text:style-name="T34">(0)</text:span></text:p>
            <text:p><text:span text:style-name="T35">(hh:mm:ss.ths</text:span><text:span text:style-name="T30">)</text:span><text:span text:style-name="T31">  </text:span><text:span text:style-name="T30">(0)</text:span></text:p>
          </table:table-cell>
          <table:table-cell office:value-type="string" calcext:value-type="string">
            <text:p><text:span text:style-name="T21">(hh:mm:ss.ths)</text:span><text:span text:style-name="T22"> </text:span><text:span text:style-name="T27">A</text:span><text:span text:style-name="T24"> </text:span><text:span text:style-name="T25">(1)</text:span></text:p>
            <text:p><text:span text:style-name="T21">(hh:mm:ss.ths)</text:span><text:span text:style-name="T22"> </text:span><text:span text:style-name="T23">B</text:span><text:span text:style-name="T24"> </text:span><text:span text:style-name="T25">(1)</text:span></text:p>
            <text:p><text:span text:style-name="T25">(hh:mm:ss.ths)</text:span><text:span text:style-name="T38">  </text:span><text:span text:style-name="T25">(0)</text:span></text:p>
            <text:p><text:span text:style-name="T21">(hh:mm:ss.ths)</text:span><text:span text:style-name="T22">  </text:span><text:span text:style-name="T29">(0)</text:span></text:p>
            <text:p>Intended empty must be shown !!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12" office:value-type="string" calcext:value-type="string">
            <text:p><text:span text:style-name="T21">(hh:mm:ss.ths)</text:span><text:span text:style-name="T22"> </text:span><text:span text:style-name="T27">A</text:span><text:span text:style-name="T24"> </text:span><text:span text:style-name="T25">(1)</text:span></text:p>
            <text:p><text:span text:style-name="T21">(hh:mm:ss.ths)</text:span><text:span text:style-name="T22"> </text:span><text:span text:style-name="T23">B</text:span><text:span text:style-name="T24"> </text:span><text:span text:style-name="T25">(1)</text:span></text:p>
            <text:p><text:span text:style-name="T21">(hh:mm:ss.ths)</text:span><text:span text:style-name="T22"> </text:span><text:span text:style-name="T28">&lt;NUL&gt;</text:span></text:p>
            <text:p><text:span text:style-name="T29">(hh:mm:ss.ths</text:span><text:span text:style-name="T32">)</text:span><text:span text:style-name="T33">  </text:span><text:span text:style-name="T34">(0)</text:span></text:p>
            <text:p><text:span text:style-name="T35">(hh:mm:ss.ths</text:span><text:span text:style-name="T30">)</text:span><text:span text:style-name="T31">  </text:span><text:span text:style-name="T30">(0)</text:span></text:p>
            <text:p><text:span text:style-name="T21">(hh:mm:ss.ths</text:span><text:span text:style-name="T10">)</text:span><text:span text:style-name="T11"> </text:span><text:span text:style-name="T36">OK</text:span><text:span text:style-name="T3"> </text:span><text:span text:style-name="T4">(2)</text:span></text:p>
          </table:table-cell>
          <table:table-cell office:value-type="string" calcext:value-type="string">
            <text:p><text:span text:style-name="T21">(hh:mm:ss.ths)</text:span><text:span text:style-name="T22"> </text:span><text:span text:style-name="T27">A</text:span><text:span text:style-name="T24"> </text:span><text:span text:style-name="T25">(1)</text:span></text:p>
            <text:p><text:span text:style-name="T21">(hh:mm:ss.ths)</text:span><text:span text:style-name="T22"> </text:span><text:span text:style-name="T23">B</text:span><text:span text:style-name="T24"> </text:span><text:span text:style-name="T25">(1)</text:span></text:p>
            <text:p><text:span text:style-name="T25">(hh:mm:ss.ths)</text:span><text:span text:style-name="T38">  </text:span><text:span text:style-name="T25">(0)</text:span></text:p>
            <text:p><text:span text:style-name="T21">(hh:mm:ss.ths)</text:span><text:span text:style-name="T22">  </text:span><text:span text:style-name="T29">(0)</text:span></text:p>
            <text:p><text:span text:style-name="T21">(hh:mm:ss.ths)</text:span><text:span text:style-name="T22"> </text:span><text:span text:style-name="T27">OK</text:span><text:span text:style-name="T24"> </text:span><text:span text:style-name="T25">(2)</text:span></text:p>
          </table:table-cell>
          <table:table-cell table:number-columns-repeated="1018"/>
        </table:table-row>
        <table:table-row table:style-name="ro1" table:number-rows-repeated="654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default-cell-style-name="ce18"/>
        <table:table-column table:style-name="co2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18"/>
        <table:table-column table:style-name="co28" table:default-cell-style-name="ce18"/>
        <table:table-column table:style-name="co29" table:default-cell-style-name="ce18"/>
        <table:table-column table:style-name="co25" table:default-cell-style-name="ce18"/>
        <table:table-column table:style-name="co26" table:default-cell-style-name="ce18"/>
        <table:table-column table:style-name="co3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Send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Menu &gt; Send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from other terminal</text:p>
          </table:table-cell>
          <table:table-cell office:value-type="string" calcext:value-type="string">
            <text:p>Data sent and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partial line without trigger from other terminal</text:p>
          </table:table-cell>
          <table:table-cell office:value-type="string" calcext:value-type="string">
            <text:p>Data sent but not received yet, i.e. retained</text:p>
          </table:table-cell>
          <table:table-cell office:value-type="string" calcext:value-type="string">
            <text:p>e.g. "123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and complete line is received, i.e. releas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including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ABC\!(NoEOL)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line end without trigger from other terminal</text:p>
          </table:table-cell>
          <table:table-cell office:value-type="string" calcext:value-type="string">
            <text:p>Data sent but not received</text:p>
          </table:table-cell>
          <table:table-cell office:value-type="string" calcext:value-type="string">
            <text:p>e.g. "xyz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YAT "ABC\!(EOL)xyz" this does not apply =&gt; 3 chunks</text:span></text:p>
          </table:table-cell>
          <table:table-cell office:value-type="string" calcext:value-type="string">
            <text:p>e.g. "ABC\!(EOL)xyz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18"/>
        <table:table-column table:style-name="co31" table:default-cell-style-name="ce18"/>
        <table:table-column table:style-name="co7" table:default-cell-style-name="ce18"/>
        <table:table-column table:style-name="co32" table:default-cell-style-name="ce18"/>
        <table:table-column table:style-name="co33" table:default-cell-style-name="ce18"/>
        <table:table-column table:style-name="co34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38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18"/>
        <table:table-column table:style-name="co35" table:default-cell-style-name="ce18"/>
        <table:table-column table:style-name="co7" table:default-cell-style-name="ce18"/>
        <table:table-column table:style-name="co36" table:default-cell-style-name="ce18"/>
        <table:table-column table:style-name="co37" table:default-cell-style-name="ce18"/>
        <table:table-column table:style-name="co38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18"/>
        <table:table-column table:style-name="co39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43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2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2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2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No control characters in drop-down</text:p>
          </table:table-cell>
          <table:table-cell table:style-name="ce2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Select one of the recents</text:p>
          </table:table-cell>
          <table:table-cell table:style-name="ce2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hange that recent</text:p>
          </table:table-cell>
          <table:table-cell table:style-name="ce2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21"/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Open recent drop-down</text:p>
          </table:table-cell>
          <table:table-cell table:style-name="ce21" office:value-type="string" calcext:value-type="string">
            <text:p>Just selected recent still there</text:p>
            <text:p>New recent added</text:p>
          </table:table-cell>
          <table:table-cell table:style-name="ce21"/>
          <table:table-cell table:number-columns-repeated="1018"/>
        </table:table-row>
        <table:table-row table:style-name="ro1">
          <table:table-cell table:number-columns-repeated="3"/>
          <table:table-cell table:style-name="ce2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Multi-line 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Again open the predefined dialog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he predefined multi-line text with a dedicated description</text:p>
          </table:table-cell>
          <table:table-cell office:value-type="string" calcext:value-type="string">
            <text:p>Description is kep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the predefined multi-line text with a dedicated description</text:p>
          </table:table-cell>
          <table:table-cell office:value-type="string" calcext:value-type="string">
            <text:p>Change multi-line 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2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1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/>
          <table:table-cell office:value-type="string" calcext:value-type="string">
            <text:p>[Shift+Fx]</text:p>
          </table:table-cell>
          <table:table-cell table:style-name="ce2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T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2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2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2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2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2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6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1" office:value-type="string" calcext:value-type="string">
            <text:p>Send "\!-SendFiles\Stress-7-EnormousLine.txt"</text:p>
          </table:table-cell>
          <table:table-cell table:style-name="ce2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1" office:value-type="string" calcext:value-type="string">
            <text:p>Clear the monitors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21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 on [Send File]"</text:p>
          </table:table-cell>
          <table:table-cell table:style-name="ce2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2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2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">A                   in sending terminal</text:span></text:p>
            <text:p>A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   in receiving terminal</text:p>
          </table:table-cell>
          <table:table-cell table:number-columns-repeated="1019"/>
        </table:table-row>
        <table:table-row table:style-name="ro17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</text:p>
            <text:p>X&lt;CR&gt;&lt;LF&gt;</text:p>
            <text:p>&lt;CR&gt;&lt;LF&gt;</text:p>
            <text:p>B&lt;CR&gt;&lt;LF&gt;   in receiving terminal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</text:p>
            <text:p>B</text:p>
            <text:p>X                   in sending terminal</text:p>
            <text:p>A</text:p>
            <text:p>X&lt;CR&gt;&lt;LF&gt;</text:p>
            <text:p>&lt;CR&gt;&lt;LF&gt;</text:p>
            <text:p>B&lt;CR&gt;&lt;LF&gt;</text:p>
            <text:p>X&lt;CR&gt;&lt;LF&gt;   in receiving terminal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>  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     in receiving terminal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</text:p>
            <text:p>X</text:p>
            <text:p/>
            <text:p>B                   in sending terminal</text:p>
            <text:p>A</text:p>
            <text:p>X&lt;CR&gt;&lt;LF&gt;</text:p>
            <text:p>&lt;CR&gt;&lt;LF&gt;</text:p>
            <text:p>B&lt;CR&gt;&lt;LF&gt;</text:p>
            <text:p>X&lt;CR&gt;&lt;LF&gt;</text:p>
            <text:p>&lt;CR&gt;&lt;LF&gt;</text:p>
            <text:p>B&lt;CR&gt;&lt;LF&gt;   in receiving terminal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be retained when 'Show EOL' is disabled</text:p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office:value-type="string" calcext:value-type="string"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1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A</text:p>
            <text:p>X</text:p>
            <text:p>B                   in sending terminal</text:p>
            <text:p>A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/>
            <text:p>(was wrong until YAT 2.0.0: &lt;&lt;EMPTY&gt;&gt;)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1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/>
            <text:p>X                   in sending terminal</text:p>
            <text:p>&lt;CR&gt;</text:p>
            <text:p>X&lt;CR&gt;&lt;LF&gt;</text:p>
            <text:p>&lt;LF&gt;             in receiving terminal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B                   in sending terminal</text:p>
            <text:p>&lt;CR&gt;</text:p>
            <text:p>X&lt;CR&gt;&lt;LF&gt;</text:p>
            <text:p>&lt;LF&gt;</text:p>
            <text:p>B&lt;CR&gt;&lt;LF&gt;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<text:s text:c="18"/>in both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                   in sending terminal</text:p>
            <text:p>A&lt;CR&gt;           in receiving terminal</text:p>
          </table:table-cell>
          <table:table-cell office:value-type="string" calcext:value-type="string">
            <text:p>&lt;CR&gt; must not yet be shown since it could be EOL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A</text:p>
            <text:p>X                   in sending terminal</text:p>
            <text:p>A&lt;CR&gt;</text:p>
            <text:p>X&lt;CR&gt;&lt;LF&gt;   in receiving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&lt;LF&gt;</text:p>
          </table:table-cell>
          <table:table-cell table:number-columns-repeated="1020"/>
        </table:table-row>
        <table:table-row table:style-name="ro20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           in receiving terminal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20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A</text:p>
            <text:p>X</text:p>
            <text:p>&lt;CR&gt;B&lt;LF&gt;   in sending terminal</text:p>
            <text:p>A&lt;CR&gt;</text:p>
            <text:p>X&lt;CR&gt;&lt;LF&gt;</text:p>
            <text:p>B&lt;LF&gt;&lt;CR&gt;&lt;LF&gt; in receiving terminal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                     in sending terminal</text:p>
            <text:p>&lt;CR&gt;             in receiving terminal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/>
            <text:p>                     in sending terminal</text:p>
            <text:p>&lt;CR&gt;</text:p>
            <text:p>&lt;CR&gt;&lt;LF&gt;     in receiving terminal</text:p>
          </table:table-cell>
          <table:table-cell table:number-columns-repeated="1019"/>
        </table:table-row>
        <table:table-row table:style-name="ro2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/>
            <text:p>X</text:p>
            <text:p>&lt;CR&gt;B           in sending terminal</text:p>
            <text:p>&lt;CR&gt;</text:p>
            <text:p>X&lt;CR&gt;&lt;LF&gt;</text:p>
            <text:p>B&lt;CR&gt;&lt;LF&gt;   in receiving terminal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2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F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 <text:s text:c="5"/>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2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18"/>
        <table:table-column table:style-name="co44" table:default-cell-style-name="ce18"/>
        <table:table-column table:style-name="co45" table:default-cell-style-name="ce18"/>
        <table:table-column table:style-name="co25" table:default-cell-style-name="ce18"/>
        <table:table-column table:style-name="co46" table:default-cell-style-name="ce18"/>
        <table:table-column table:style-name="co47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2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42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2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pen Log Folder in File Browser...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43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 <text:s text:c="59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 <text:s text:c="59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office:value-type="string" calcext:value-type="string">
            <text:p><text:span text:style-name="T39">Note that display elements are text-only and no longer contain the underlying typed</text:span></text:p>
            <text:p><text:span text:style-name="T39">information such as the time stamp of the origin. Since the XML schema is strongly-</text:span></text:p>
            <text:p><text:span text:style-name="T39">typed again, the items need to be reconstructed. Not optimal, but simply a trade-off</text:span></text:p>
            <text:p><text:span text:style-name="T39">Between display and log performance. After all, XML logging is probably rar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... <text:s text:c="49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44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18"/>
        <table:table-column table:style-name="co53" table:default-cell-style-name="ce18"/>
        <table:table-column table:style-name="co54" table:default-cell-style-name="ce18"/>
        <table:table-column table:style-name="co36" table:default-cell-style-name="ce18"/>
        <table:table-column table:style-name="co55" table:default-cell-style-name="ce18"/>
        <table:table-column table:style-name="co56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40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 = exit/resta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40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3"/>
          <table:table-cell office:value-type="string" calcext:value-type="string">
            <text:p>"Help &gt; About" &gt; Click 1<text:span text:style-name="T40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3"/>
          <table:table-cell office:value-type="string" calcext:value-type="string">
            <text:p>"Help &gt; About" &gt; Click slightly above the right end of the 2<text:span text:style-name="T40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3"/>
          <table:table-cell office:value-type="string" calcext:value-type="string">
            <text:p>"Help &gt; About" &gt; Click slightly above the right end of the 3<text:span text:style-name="T40">rd</text:span> line</text:p>
          </table:table-cell>
          <table:table-cell office:value-type="string" calcext:value-type="string">
            <text:p>Repeat steps above, except [Cancel],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9" table:default-cell-style-name="ce18"/>
        <table:table-column table:style-name="co11" table:default-cell-style-name="ce18"/>
        <table:table-column table:style-name="co60" table:default-cell-style-name="ce18"/>
        <table:table-column table:style-name="co7" table:number-columns-repeated="1018" table:default-cell-style-name="ce1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7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45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45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–blabla</text:p>
          </table:table-cell>
          <table:table-cell office:value-type="string" calcext:value-type="string">
            <text:p>Verify that errors are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68:'YAT.Domain.Terminal'.E6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, 'Arial Rounded MT Bold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2">00.00.0000</text:date>, <text:time style:data-style-name="N2" text:time-value="17:42:29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3DT11H54M33S</meta:editing-duration>
    <meta:editing-cycles>428</meta:editing-cycles>
    <meta:generator>LibreOffice/6.1.1.2$Windows_X86_64 LibreOffice_project/5d19a1bfa650b796764388cd8b33a5af1f5baa1b</meta:generator>
    <dc:date>2019-08-22T17:05:11.009000000</dc:date>
    <meta:print-date>2013-02-02T14:44:49.07</meta:print-date>
    <meta:document-statistic meta:table-count="13" meta:cell-count="1882" meta:object-count="0"/>
    <meta:user-defined meta:name="Info 1"/>
    <meta:user-defined meta:name="Info 2"/>
    <meta:user-defined meta:name="Info 3"/>
    <meta:user-defined meta:name="Info 4"/>
  </office:meta>
</office:document-meta>
</file>